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ummikub Game Implementation Project Overview</text:h>
      <text:h text:style-name="Heading_20_2" text:outline-level="2">Project Description</text:h>
      <text:p text:style-name="Text_20_body">This project is an implementation of the classic Rummikub tile game using Python and Pygame. Rummikub is a tile-based game combining elements of rummy and mahjong, where players attempt to create valid sets of tiles and be the first to empty their rack. The game features numbered tiles in four colors, along with joker tiles that can substitute for any other tile.</text:p>
      <text:p text:style-name="Text_20_body">The implementation features a complete game loop with:</text:p>
      <text:list text:style-name="L1">
        <text:list-item>
          <text:p text:style-name="P2">Turn-based gameplay for multiple players </text:p>
        </text:list-item>
        <text:list-item>
          <text:p text:style-name="P2">Tile dragging and dropping with intuitive placement snapping </text:p>
        </text:list-item>
        <text:list-item>
          <text:p text:style-name="P2">Rule validation for proper tile combinations </text:p>
        </text:list-item>
        <text:list-item>
          <text:p text:style-name="P2">Special handling for joker tiles, allowing them to represent different values based on context </text:p>
        </text:list-item>
        <text:list-item>
          <text:p text:style-name="P1">Game state management </text:p>
        </text:list-item>
      </text:list>
      <text:h text:style-name="Heading_20_2" text:outline-level="2">Project Architecture</text:h>
      <text:p text:style-name="Text_20_body">The codebase is organized using object-oriented design principles with these main components:</text:p>
      <text:h text:style-name="Heading_20_3" text:outline-level="3">Core Files and Classes</text:h>
      <text:list text:style-name="L2">
        <text:list-item>
          <text:p text:style-name="P3"><text:span text:style-name="Strong_20_Emphasis">Tile Class</text:span> (<text:span text:style-name="Source_20_Text">rummikub/tile.py</text:span>)</text:p>
          <text:list>
            <text:list-item>
              <text:p text:style-name="P4">Represents individual game tiles with properties: </text:p>
              <text:list>
                <text:list-item>
                  <text:p text:style-name="P4"><text:span text:style-name="Source_20_Text">id</text:span>: Unique identifier for each tile </text:p>
                </text:list-item>
                <text:list-item>
                  <text:p text:style-name="P4"><text:span text:style-name="Source_20_Text">number</text:span>: The face value (1-13 for normal tiles, dynamically assigned for jokers) </text:p>
                </text:list-item>
                <text:list-item>
                  <text:p text:style-name="P4"><text:span text:style-name="Source_20_Text">color</text:span>: The tile color (red, blue, yellow, black, or "joker") </text:p>
                </text:list-item>
                <text:list-item>
                  <text:p text:style-name="P4"><text:span text:style-name="Source_20_Text">is_joker</text:span>: Boolean flag indicating joker status </text:p>
                </text:list-item>
                <text:list-item>
                  <text:p text:style-name="P4"><text:span text:style-name="Source_20_Text">in_set</text:span>: Tracks whether a joker is currently in a valid set </text:p>
                </text:list-item>
              </text:list>
            </text:list-item>
            <text:list-item>
              <text:p text:style-name="P4">Handles drawing and positioning of tiles on the screen </text:p>
            </text:list-item>
            <text:list-item>
              <text:p text:style-name="P4">Tracks turn state for reverting invalid moves </text:p>
            </text:list-item>
          </text:list>
        </text:list-item>
        <text:list-item>
          <text:p text:style-name="P3"><text:span text:style-name="Strong_20_Emphasis">Board Class</text:span> (<text:span text:style-name="Source_20_Text">rummikub/board.py</text:span>)</text:p>
          <text:list>
            <text:list-item>
              <text:p text:style-name="P4">Manages the game board state: </text:p>
              <text:list>
                <text:list-item>
                  <text:p text:style-name="P4">Tracks all tiles placed on the board </text:p>
                </text:list-item>
                <text:list-item>
                  <text:p text:style-name="P4">Records tiles added during the current turn </text:p>
                </text:list-item>
                <text:list-item>
                  <text:p text:style-name="P4">Validates sets of tiles according to game rules </text:p>
                </text:list-item>
              </text:list>
            </text:list-item>
            <text:list-item>
              <text:p text:style-name="P4">Implements key game mechanics: </text:p>
              <text:list>
                <text:list-item>
                  <text:p text:style-name="P4">Tile snapping for alignment during placement </text:p>
                </text:list-item>
                <text:list-item>
                  <text:p text:style-name="P4">Validation of tile groups and runs </text:p>
                </text:list-item>
                <text:list-item>
                  <text:p text:style-name="P4">Managing joker tile values based on set context </text:p>
                </text:list-item>
                <text:list-item>
                  <text:p text:style-name="P4">Move rollback functionality </text:p>
                </text:list-item>
              </text:list>
            </text:list-item>
          </text:list>
        </text:list-item>
        <text:list-item>
          <text:p text:style-name="P3"><text:soft-page-break/><text:span text:style-name="Strong_20_Emphasis">Graph Utility</text:span> (<text:span text:style-name="Source_20_Text">rummikub/utils.py</text:span>)</text:p>
          <text:list>
            <text:list-item>
              <text:p text:style-name="P4">Implements graph data structure for tracking tile relationships </text:p>
            </text:list-item>
            <text:list-item>
              <text:p text:style-name="P4">Uses Kruskal's algorithm to find minimum spanning forests (MSF) </text:p>
            </text:list-item>
            <text:list-item>
              <text:p text:style-name="P4">Groups physically adjacent tiles into logical sets </text:p>
            </text:list-item>
            <text:list-item>
              <text:p text:style-name="P4">Crucial for automatic detection of valid tile combinations </text:p>
            </text:list-item>
          </text:list>
        </text:list-item>
        <text:list-item>
          <text:p text:style-name="P3"><text:span text:style-name="Strong_20_Emphasis">Game Class</text:span> (main game controller)</text:p>
          <text:list>
            <text:list-item>
              <text:p text:style-name="P4">Orchestrates game flow and player turns </text:p>
            </text:list-item>
            <text:list-item>
              <text:p text:style-name="P4">Manages player data and game state </text:p>
            </text:list-item>
            <text:list-item>
              <text:p text:style-name="P4">Handles user input and event processing </text:p>
            </text:list-item>
            <text:list-item>
              <text:p text:style-name="P4">Controls rendering and display </text:p>
            </text:list-item>
          </text:list>
        </text:list-item>
        <text:list-item>
          <text:p text:style-name="P3"><text:span text:style-name="Strong_20_Emphasis">Deck Class</text:span></text:p>
          <text:list>
            <text:list-item>
              <text:p text:style-name="P4">Generates and manages the pool of available tiles </text:p>
            </text:list-item>
            <text:list-item>
              <text:p text:style-name="P4">Handles tile distribution to players </text:p>
            </text:list-item>
            <text:list-item>
              <text:p text:style-name="P4">Parses tile images based on filename conventions </text:p>
            </text:list-item>
            <text:list-item>
              <text:p text:style-name="P3">Creates special joker tiles with appropriate properties </text:p>
            </text:list-item>
          </text:list>
        </text:list-item>
      </text:list>
      <text:h text:style-name="Heading_20_3" text:outline-level="3">Assets</text:h>
      <text:list text:style-name="L3">
        <text:list-item>
          <text:p text:style-name="P6">Tile images follow naming conventions: </text:p>
          <text:list>
            <text:list-item>
              <text:p text:style-name="P6">Regular tiles: <text:span text:style-name="Source_20_Text">tile_[number]_[color].png</text:span> </text:p>
            </text:list-item>
            <text:list-item>
              <text:p text:style-name="P6">Joker tiles: <text:span text:style-name="Source_20_Text">tile_joker_[id].png</text:span> </text:p>
            </text:list-item>
          </text:list>
        </text:list-item>
        <text:list-item>
          <text:p text:style-name="P5">The game uses these assets for rendering tiles on screen </text:p>
        </text:list-item>
      </text:list>
      <text:h text:style-name="Heading_20_2" text:outline-level="2">Computer Science Concepts</text:h>
      <text:p text:style-name="Text_20_body">This project implements several important computer science concepts:</text:p>
      <text:list text:style-name="L4">
        <text:list-item>
          <text:p text:style-name="P7"><text:span text:style-name="Strong_20_Emphasis">Graph Theory and Algorithms</text:span></text:p>
          <text:list>
            <text:list-item>
              <text:p text:style-name="P8">Represents the board as an implicit graph where tiles are nodes </text:p>
            </text:list-item>
            <text:list-item>
              <text:p text:style-name="P8">Uses Kruskal's Minimum Spanning Forest algorithm to identify connected components </text:p>
            </text:list-item>
            <text:list-item>
              <text:p text:style-name="P8">Implements efficient proximity detection and path finding </text:p>
            </text:list-item>
          </text:list>
        </text:list-item>
        <text:list-item>
          <text:p text:style-name="P7"><text:span text:style-name="Strong_20_Emphasis">Object-Oriented Design</text:span></text:p>
          <text:list>
            <text:list-item>
              <text:p text:style-name="P8">Clear separation of concerns between classes </text:p>
            </text:list-item>
            <text:list-item>
              <text:p text:style-name="P8">Encapsulation of functionality within appropriate classes </text:p>
            </text:list-item>
            <text:list-item>
              <text:p text:style-name="P8">Inheritance and composition for code organization </text:p>
            </text:list-item>
          </text:list>
        </text:list-item>
        <text:list-item>
          <text:p text:style-name="P7"><text:span text:style-name="Strong_20_Emphasis">Game State Management</text:span></text:p>
          <text:list>
            <text:list-item>
              <text:p text:style-name="P8">Tracking and updating dynamic game state </text:p>
            </text:list-item>
            <text:list-item>
              <text:p text:style-name="P8">Managing player turns and move validation </text:p>
            </text:list-item>
            <text:list-item>
              <text:p text:style-name="P8">Supporting reverting of invalid moves </text:p>
            </text:list-item>
          </text:list>
        </text:list-item>
        <text:list-item>
          <text:p text:style-name="P7"><text:span text:style-name="Strong_20_Emphasis">UI/UX Implementation</text:span></text:p>
          <text:list>
            <text:list-item>
              <text:p text:style-name="P8">Drag and drop mechanics </text:p>
            </text:list-item>
            <text:list-item>
              <text:p text:style-name="P8">Intuitive snap-to-grid placement </text:p>
            </text:list-item>
            <text:list-item>
              <text:p text:style-name="P8">Visual feedback for game state </text:p>
            </text:list-item>
          </text:list>
        </text:list-item>
        <text:list-item>
          <text:p text:style-name="P7"><text:soft-page-break/><text:span text:style-name="Strong_20_Emphasis">Algorithm Optimization</text:span></text:p>
          <text:list>
            <text:list-item>
              <text:p text:style-name="P8">Efficient validation of complex game rules </text:p>
            </text:list-item>
            <text:list-item>
              <text:p text:style-name="P8">Optimized detection of valid sets </text:p>
            </text:list-item>
            <text:list-item>
              <text:p text:style-name="P7">Performant rendering and user interaction </text:p>
            </text:list-item>
          </text:list>
        </text:list-item>
      </text:list>
      <text:h text:style-name="Heading_20_2" text:outline-level="2">Current Focus Areas</text:h>
      <text:p text:style-name="Text_20_body">The project is currently focusing on:</text:p>
      <text:list text:style-name="L5">
        <text:list-item>
          <text:p text:style-name="P9"><text:span text:style-name="Strong_20_Emphasis">Joker Tile Handling</text:span></text:p>
          <text:list>
            <text:list-item>
              <text:p text:style-name="P10">Implementing dynamic value assignment for joker tiles </text:p>
            </text:list-item>
            <text:list-item>
              <text:p text:style-name="P10">Ensuring jokers can be used in both groups and runs </text:p>
            </text:list-item>
            <text:list-item>
              <text:p text:style-name="P10">Supporting automatic value detection based on context </text:p>
            </text:list-item>
            <text:list-item>
              <text:p text:style-name="P10">Maintaining proper joker state between turns </text:p>
            </text:list-item>
          </text:list>
        </text:list-item>
        <text:list-item>
          <text:p text:style-name="P9"><text:span text:style-name="Strong_20_Emphasis">Set Validation</text:span></text:p>
          <text:list>
            <text:list-item>
              <text:p text:style-name="P10">Ensuring groups (same number, different colors) are valid </text:p>
            </text:list-item>
            <text:list-item>
              <text:p text:style-name="P10">Validating runs (sequential numbers, same color) </text:p>
            </text:list-item>
            <text:list-item>
              <text:p text:style-name="P10">Handling edge cases with jokers in various positions </text:p>
            </text:list-item>
          </text:list>
        </text:list-item>
        <text:list-item>
          <text:p text:style-name="P9"><text:span text:style-name="Strong_20_Emphasis">Game Logic Refinement</text:span></text:p>
          <text:list>
            <text:list-item>
              <text:p text:style-name="P10">Improving move validation </text:p>
            </text:list-item>
            <text:list-item>
              <text:p text:style-name="P10">Enhancing user feedback </text:p>
            </text:list-item>
            <text:list-item>
              <text:p text:style-name="P9">Streamlining game flow </text:p>
            </text:list-item>
          </text:list>
        </text:list-item>
      </text:list>
      <text:h text:style-name="Heading_20_2" text:outline-level="2">Technical Implementation Details</text:h>
      <text:p text:style-name="Text_20_body">Key implementation details include:</text:p>
      <text:list text:style-name="L6">
        <text:list-item>
          <text:p text:style-name="P11"><text:span text:style-name="Strong_20_Emphasis">Tile Set Detection</text:span></text:p>
          <text:list>
            <text:list-item>
              <text:p text:style-name="P12">A valid "group" consists of 3-4 tiles with the same number but different colors </text:p>
            </text:list-item>
            <text:list-item>
              <text:p text:style-name="P12">A valid "run" consists of 3+ consecutive numbers all of the same color </text:p>
            </text:list-item>
            <text:list-item>
              <text:p text:style-name="P12">Jokers can stand in for any tile to complete sets </text:p>
            </text:list-item>
          </text:list>
        </text:list-item>
        <text:list-item>
          <text:p text:style-name="P11"><text:span text:style-name="Strong_20_Emphasis">Joker Value Determination</text:span></text:p>
          <text:list>
            <text:list-item>
              <text:p text:style-name="P12">In groups: Takes the same number as the other tiles </text:p>
            </text:list-item>
            <text:list-item>
              <text:p text:style-name="P12">In runs: Takes the value needed to fill a gap or extend the sequence </text:p>
            </text:list-item>
            <text:list-item>
              <text:p text:style-name="P12">When removed from a set: Resets to zero (neutral state) </text:p>
            </text:list-item>
          </text:list>
        </text:list-item>
        <text:list-item>
          <text:p text:style-name="P11"><text:span text:style-name="Strong_20_Emphasis">Move Validation Logic</text:span></text:p>
          <text:list>
            <text:list-item>
              <text:p text:style-name="P12">Tiles are grouped into connected components using graph algorithms </text:p>
            </text:list-item>
            <text:list-item>
              <text:p text:style-name="P12">Each component is validated against Rummikub rules </text:p>
            </text:list-item>
            <text:list-item>
              <text:p text:style-name="P12">Invalid arrangements are reported with details for debugging </text:p>
            </text:list-item>
          </text:list>
        </text:list-item>
        <text:list-item>
          <text:p text:style-name="P11"><text:span text:style-name="Strong_20_Emphasis">User Interface</text:span></text:p>
          <text:list>
            <text:list-item>
              <text:p text:style-name="P12">Pygame-based rendering system </text:p>
            </text:list-item>
            <text:list-item>
              <text:p text:style-name="P12">Click and drag functionality for moving tiles </text:p>
            </text:list-item>
            <text:list-item>
              <text:p text:style-name="P12">Proximity-based snapping for organizing tiles </text:p>
            </text:list-item>
            <text:list-item>
              <text:p text:style-name="P11">Visual representation of tile state </text:p>
            </text:list-item>
          </text:list>
        </text:list-item>
      </text:list>
      <text:p text:style-name="Text_20_body"><text:soft-page-break/>The included PNG images from the assets directory showcase the game's visual style and tile designs, which should be referenced when improving the README.md document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09:56:45.908385986</meta:creation-date>
    <dc:date>2025-03-05T09:57:36.297298281</dc:date>
    <meta:editing-duration>PT51S</meta:editing-duration>
    <meta:editing-cycles>1</meta:editing-cycles>
    <meta:document-statistic meta:table-count="0" meta:image-count="0" meta:object-count="0" meta:page-count="4" meta:paragraph-count="108" meta:word-count="815" meta:character-count="5129" meta:non-whitespace-character-count="4439"/>
    <meta:generator>LibreOffice/24.2.7.2$Linux_X86_64 LibreOffice_project/420$Build-2</meta:generator>
  </office:meta>
</office:document-meta>
</file>